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text-align="start"/>
    </style:style>
    <style:style style:name="P19" style:parent-style-name="podpis" style:family="paragraph">
      <style:paragraph-properties fo:margin-top="0.3333in"/>
    </style:style>
    <style:style style:name="P20" style:parent-style-name="Příloha" style:family="paragraph">
      <style:text-properties fo:font-weight="normal" style:font-weight-asian="normal"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1/2022<text:bookmark-end text:name="Text14"/></text:p>
            <text:p text:style-name="Normální">KVOP-49255/2022<text:bookmark-end text:name="Text2"/></text:p>
            <text:p text:style-name="Normální"><text:bookmark-start text:name="Text6"/>13. 09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Mgr. L<text:bookmark-end text:name="Text9"/>. H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 vyřízení žádosti o informace podle zákona č. 106/1999 Sb., o svobodném přístupu k informacím</text:h>
      <text:p text:style-name="Základnítext">Vážený pane magistře,</text:p>
      <text:p text:style-name="Základnítext">dne 31. 8. 2022 obdržela Kancelář veřejného ochránce práv Vaši žádost o informace.<text:s/></text:p>
      <text:p text:style-name="Základnítext">V bodu 1/ žádáte (na základě provedeného upřesnění své žádosti ze dne 5. 9. 2022) poskytnutí závěrečných stanovisek veřejného ochránce práv vydaných podle § 18 odst. 2 zákona o veřejném ochránci práv<text:span text:style-name="Značkapozn.podčarou"><text:note text:note-class="footnote" text:id="_ftn0"><text:note-citation>1</text:note-citation><text:note-body><text:p text:style-name="Textpozn.podčarou"><text:s/><text:tab/>Zákon č. 349/1999 Sb., o veřejném ochránci práv, ve znění pozdějších předpisů.</text:p></text:note-body></text:note></text:span><text:s/>na úseku památkové péče, a to za poslední 3 roky od podání Vaší žádosti.</text:p>
      <text:p text:style-name="Základnítext">V bodu 2/ žádáte poskytnutí výsledku posouzení posledních 5 stížností vyhodnocených ochráncem jako důvodných na úseku památkové péče.</text:p>
      <text:p text:style-name="Základnítext"><text:span text:style-name="Silné">Dáváme Vám tyto informace</text:span>:</text:p>
      <text:h text:style-name="Nadpis2" text:outline-level="2">K bodu č. 1</text:h>
      <text:p text:style-name="Základnítext">Závěrečné stanovisko<text:s/>zveřejněné v ESO -<text:s/><text:a xlink:href="https://eso.ochrance.cz/Nalezene/Edit/9716" office:target-frame-name="_top" xlink:show="replace"><text:span text:style-name="Hypertextovýodkaz">https://eso.ochrance.cz/Nalezene/Edit/9716</text:span></text:a><text:s/></text:p>
      <text:p text:style-name="Základnítext">Závěrečné stanovisko sp.zn. 7140/2020/VOP/MH (v příloze)</text:p>
      <text:h text:style-name="Nadpis2" text:outline-level="2">K bodu č. 2</text:h>
      <text:p text:style-name="P18">Vyrozumění o ukončení šetření zveřejněné v ESO<text:s/><text:a xlink:href="https://eso.ochrance.cz/Nalezene/Edit/9722" office:target-frame-name="_top" xlink:show="replace"><text:span text:style-name="Hypertextovýodkaz">https://eso.ochrance.cz/Nalezene/Edit/9722</text:span></text:a><text:s/>ve spojení s <text:a xlink:href="https://eso.ochrance.cz/Nalezene/Edit/9740" office:target-frame-name="_top" xlink:show="replace"><text:span text:style-name="Hypertextovýodkaz">https://eso.ochrance.cz/Nalezene/Edit/9740</text:span></text:a><text:s/></text:p>
      <text:p text:style-name="Základnítext">Vyrozumění o ukončení šetření sp.zn. 4666/2018/VOP/MH<text:s/>(v příloze)</text:p>
      <text:p text:style-name="Základnítext">Vyrozumění o ukončení šetření sp.zn. 7985/2018/VOP/JSV (v příloze)</text:p>
      <text:p text:style-name="Základnítext">Vyrozumění o ukončení šetření sp.zn. 7140/2020/VOP/MH (v příloze)</text:p>
      <text:soft-page-break/>
      <text:p text:style-name="Základnítext">Vyrozumění o ukončení šetření sp.zn. 3741/2021/VOP/JVČ (v příloze)</text:p>
      <text:p text:style-name="Základnítext">S pozdravem</text:p>
      <text:p text:style-name="Základnítext"/>
      <text:p text:style-name="P19">JUDr. Pavel Pořízek, Ph.D. <text:s/>v.<text:s/>r.</text:p>
      <text:p text:style-name="podpis">vedoucí Kanceláře veřejného ochránce práv</text:p>
      <text:p text:style-name="podpis">(podepsáno elektronicky)</text:p>
      <text:p text:style-name="Normální"/>
      <text:p text:style-name="Normální"/>
      <text:p text:style-name="Příloha"/>
      <text:p text:style-name="Příloha">5 Příloh</text:p>
      <text:p text:style-name="P20">dle textu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WJYS*</text:span></text:p>
        <text:p text:style-name="P12"><text:span text:style-name="T13">KVOPX00CWJYS</text:span>KVOPX00CWJYS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10-18T08:38:00Z</meta:creation-date>
    <dc:date>2022-10-18T08:39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3" meta:word-count="241" meta:character-count="1665" meta:row-count="11" meta:non-whitespace-character-count="1427"/>
  </office:meta>
</office:document-meta>
</file>